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3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2.571cm" presentation:class="title" presentation:user-transformed="true">
          <draw:text-box>
            <text:p>Terraform with AWS</text:p>
          </draw:text-box>
        </draw:frame>
        <draw:frame presentation:style-name="pr2" draw:text-style-name="P2" draw:layer="layout" svg:width="8.599cm" svg:height="2.334cm" svg:x="16.201cm" svg:y="5.466cm" presentation:class="subtitle" presentation:user-transformed="true">
          <draw:text-box>
            <text:p>- By Abhilash K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frastructure as Code</text:p>
              </text:list-item>
              <text:list-item>
                <text:p>What is Terraform?</text:p>
              </text:list-item>
              <text:list-item>
                <text:p>Terraform with AW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frastructure as Code (IaC)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A step ahead of ‘Cloud Computing’</text:p>
              </text:list-item>
              <text:list-item>
                <text:p text:style-name="P3">Old way: Manual Provisioning</text:p>
              </text:list-item>
              <text:list-item>
                <text:p text:style-name="P1">IaC: Provision Infrastructure with Code</text:p>
              </text:list-item>
              <text:list-item>
                <text:p text:style-name="P1">Apply DevOps Practices for Deploying Infrastruct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2-10-23T10:12:10</dc:date>
          <text:p>Cloud Computing: IT resources Abstraction from Physical hardware. Virtual machines/containers spun up and down as and when needed</text:p>
          <text:p/>
          <text:p>IaC: One step further from cloud computing. Instead of manually provising each and every cloud service, write a template/code declaring which all services are to be deployed. Maintain the code as any other source code.</text:p>
        </officeooo:annotation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 is Terraform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Open Source IaC tool by HashiCorp</text:p>
              </text:list-item>
              <text:list-item>
                <text:p text:style-name="P1">Platform Agnostic</text:p>
              </text:list-item>
              <text:list-item>
                <text:p text:style-name="P1">‘Providers’ for Various Cloud Platforms</text:p>
              </text:list-item>
              <text:list-item>
                <text:p text:style-name="P1">Ability to write custom Provid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asic Concep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guments and Blocks</text:p>
              </text:list-item>
              <text:list-item>
                <text:p>Providers and Resources</text:p>
              </text:list-item>
              <text:list-item>
                <text:p>Variables</text:p>
              </text:list-item>
              <text:list-item>
                <text:p>Modules</text:p>
              </text:list-item>
              <text:list-item>
                <text:p>Meta Arguments</text:p>
              </text:list-item>
              <text:list-item>
                <text:p>Expressions and Fun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mazon Web Servic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loud platform by Amazon</text:p>
              </text:list-item>
              <text:list-item>
                <text:p>Pay-as-you-use basis</text:p>
              </text:list-item>
              <text:list-item>
                <text:p>Services Range from Servers, Databases, File Storage, IoT.</text:p>
              </text:list-item>
              <text:list-item>
                <text:p>IaC tool: Cloudform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mazon Web Servic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mple Storage Service (S3)</text:p>
              </text:list-item>
              <text:list-item>
                <text:p>AWS Lambda</text:p>
              </text:list-item>
              <text:list-item>
                <text:p>AWS ECS</text:p>
              </text:list-item>
              <text:list-item>
                <text:p>AWS Redshift</text:p>
              </text:list-item>
              <text:list-item>
                <text:p>AWS RD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WS Elastic Compute Cloud (EC2) 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irtual Machine Service by AWS</text:p>
              </text:list-item>
              <text:list-item>
                <text:p>Amazon Machine Image (AMI) deployed on EC2 instance</text:p>
              </text:list-item>
              <text:list-item>
                <text:p>‘Elastic’ – Pay for as much time as the server is active</text:p>
              </text:list-item>
              <text:list-item>
                <text:p>Instance Store vs Block Store (AWS EB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eferenc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registry.terraform.io/providers/hashicorp/aws/4.37.0" xlink:type="simple">Terraform AWS Registry</text:a></text:p>
              </text:list-item>
              <text:list-item>
                <text:p><text:a xlink:href="https://developer.hashicorp.com/terraform/tutorials/aws-get-started" xlink:type="simple">Terraform AWS tutorial by Hashicorp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12:31:28.373316495</meta:creation-date>
    <dc:date>2022-11-03T10:00:55.499072283</dc:date>
    <meta:editing-duration>P1DT2H32M5S</meta:editing-duration>
    <meta:editing-cycles>12</meta:editing-cycles>
    <meta:generator>LibreOffice/6.4.7.2$Linux_X86_64 LibreOffice_project/40$Build-2</meta:generator>
    <meta:document-statistic meta:object-count="57"/>
  </office:meta>
</office:document-meta>
</file>